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licatingClassLoader.getResourceAsStream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icatingClassLoader.loadClass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eplicatingClassLoader.findResource( String moduleNam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icatingClassLoader.ReplicatingClassLoader( 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